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d014" officeooo:paragraph-rsid="000ed014"/>
    </style:style>
    <style:style style:name="P2" style:family="paragraph" style:parent-style-name="Standard">
      <style:text-properties style:text-underline-style="solid" style:text-underline-width="auto" style:text-underline-color="font-color" officeooo:rsid="000ed014" officeooo:paragraph-rsid="000ed014"/>
    </style:style>
    <style:style style:name="P3" style:family="paragraph" style:parent-style-name="Standard">
      <style:text-properties style:text-underline-style="solid" style:text-underline-width="auto" style:text-underline-color="font-color" officeooo:rsid="000fcefc" officeooo:paragraph-rsid="000fcefc"/>
    </style:style>
    <style:style style:name="P4" style:family="paragraph" style:parent-style-name="Standard">
      <style:text-properties style:text-underline-style="solid" style:text-underline-width="auto" style:text-underline-color="font-color" officeooo:rsid="00118658" officeooo:paragraph-rsid="00118658"/>
    </style:style>
    <style:style style:name="P5" style:family="paragraph" style:parent-style-name="Standard">
      <style:text-properties style:text-underline-style="solid" style:text-underline-width="auto" style:text-underline-color="font-color" officeooo:rsid="0015ffb5" officeooo:paragraph-rsid="0015ffb5"/>
    </style:style>
    <style:style style:name="P6" style:family="paragraph" style:parent-style-name="Standard">
      <style:text-properties style:text-underline-style="solid" style:text-underline-width="auto" style:text-underline-color="font-color" officeooo:rsid="0016b583" officeooo:paragraph-rsid="0016b583"/>
    </style:style>
    <style:style style:name="P7" style:family="paragraph" style:parent-style-name="Standard">
      <style:text-properties style:text-underline-style="solid" style:text-underline-width="auto" style:text-underline-color="font-color" officeooo:rsid="0019aec3" officeooo:paragraph-rsid="0019aec3"/>
    </style:style>
    <style:style style:name="P8" style:family="paragraph" style:parent-style-name="Standard">
      <style:text-properties style:text-underline-style="solid" style:text-underline-width="auto" style:text-underline-color="font-color" officeooo:rsid="0019aec3" officeooo:paragraph-rsid="001b392e"/>
    </style:style>
    <style:style style:name="P9" style:family="paragraph" style:parent-style-name="Standard">
      <style:text-properties style:text-underline-style="solid" style:text-underline-width="auto" style:text-underline-color="font-color" officeooo:rsid="001b392e" officeooo:paragraph-rsid="001b392e"/>
    </style:style>
    <style:style style:name="P10" style:family="paragraph" style:parent-style-name="Standard">
      <style:text-properties style:text-underline-style="solid" style:text-underline-width="auto" style:text-underline-color="font-color" officeooo:rsid="001c5d86" officeooo:paragraph-rsid="001c5d86"/>
    </style:style>
    <style:style style:name="P11" style:family="paragraph" style:parent-style-name="Standard">
      <style:text-properties style:text-underline-style="none" officeooo:rsid="000ed014" officeooo:paragraph-rsid="000ed014"/>
    </style:style>
    <style:style style:name="P12" style:family="paragraph" style:parent-style-name="Standard">
      <style:text-properties style:text-underline-style="none" officeooo:rsid="000ed014" officeooo:paragraph-rsid="000fcefc"/>
    </style:style>
    <style:style style:name="P13" style:family="paragraph" style:parent-style-name="Standard">
      <style:text-properties style:text-underline-style="none" officeooo:rsid="000fcefc" officeooo:paragraph-rsid="000fcefc"/>
    </style:style>
    <style:style style:name="P14" style:family="paragraph" style:parent-style-name="Standard">
      <style:text-properties style:text-underline-style="none" officeooo:rsid="00137dfa" officeooo:paragraph-rsid="00137dfa"/>
    </style:style>
    <style:style style:name="P15" style:family="paragraph" style:parent-style-name="Standard">
      <style:text-properties style:text-underline-style="none" officeooo:rsid="0014476d" officeooo:paragraph-rsid="0014476d"/>
    </style:style>
    <style:style style:name="T1" style:family="text">
      <style:text-properties officeooo:rsid="000fcefc"/>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118658"/>
    </style:style>
    <style:style style:name="T5" style:family="text">
      <style:text-properties style:text-underline-style="none" officeooo:rsid="0012fc0c"/>
    </style:style>
    <style:style style:name="T6" style:family="text">
      <style:text-properties style:text-underline-style="none" officeooo:rsid="0016b583"/>
    </style:style>
    <style:style style:name="T7" style:family="text">
      <style:text-properties style:text-underline-style="none" officeooo:rsid="0019aec3"/>
    </style:style>
    <style:style style:name="T8" style:family="text">
      <style:text-properties style:text-underline-style="none" officeooo:rsid="001b392e"/>
    </style:style>
    <style:style style:name="T9" style:family="text">
      <style:text-properties style:text-underline-style="none" officeooo:rsid="001c5d86"/>
    </style:style>
    <style:style style:name="T10" style:family="text">
      <style:text-properties style:text-underline-style="none" officeooo:rsid="001fe20b"/>
    </style:style>
    <style:style style:name="T11" style:family="text">
      <style:text-properties officeooo:rsid="0014476d"/>
    </style:style>
    <style:style style:name="T12" style:family="text">
      <style:text-properties officeooo:rsid="0015ff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AK</text:p>
      <text:p text:style-name="P1"/>
      <text:p text:style-name="P1">PyTAK has four main modules, tak_tester.py, mission_api.py, and the 3 client types, and the message utilities.</text:p>
      <text:p text:style-name="P1"/>
      <text:p text:style-name="P2">tak_tester.py:</text:p>
      <text:p text:style-name="P2"/>
      <text:p text:style-name="P11">This is the command line interface for pyTak. This is where we parse in the base_config.yml into a python dictionary, and combine that with the cli options, which are defined and parsed with in the “main” section of tak_tester. Once config file and cli options are parsed, tak_tester will then run the specified test. It will call one of the three main test starting methods; test_streaming_cot, test_streaming_proto, and test_websocket_proto.</text:p>
      <text:p text:style-name="P11"/>
      <text:p text:style-name="P12">This is where the test clients will be started, each to its own subprocess, <text:span text:style-name="T1">stored in a list. If missions are to be created on the server, a mission api initilization client will be created to create the missions and upload files as specified in the config. This client one of the clients defined in mission_api.py. </text:span></text:p>
      <text:p text:style-name="P12"/>
      <text:p text:style-name="P3">utils.py<text:span text:style-name="T3">:</text:span></text:p>
      <text:p text:style-name="P3"><text:span text:style-name="T3"/></text:p>
      <text:p text:style-name="P3"><text:span text:style-name="T3">There </text:span><text:span text:style-name="T4">is one main utility</text:span><text:span text:style-name="T3"> that we use in here. </text:span></text:p>
      <text:p text:style-name="P3"><text:span text:style-name="T3"/></text:p>
      <text:p text:style-name="P3"><text:span text:style-name="T3">(p12_to_pem): The most important is the p12_to_pem context manager. This converts the p12 certificates that we have into the pem certificate that the python requests and sockets libraries require. It does this by taking in the path to the p12 and its password, and creating a named temporary file in the pem format. By using a context manager, it will clean up all created files when </text:span><text:span text:style-name="T4">we finish creating the requests or sockets as needed.</text:span></text:p>
      <text:p text:style-name="P3"><text:span text:style-name="T4"/></text:p>
      <text:p text:style-name="P4"><text:span text:style-name="T3">The is_sa_message and mission_change methods have been folded into the pytak cot and proto implementation in create_cot and create_proto respectively. The print_data_dict method is used by tak_tester to print out the status of the test as it is running. Currently it only supports displaying number of clients connected and number of writes made by the test.</text:span></text:p>
      <text:p text:style-name="P4"><text:span text:style-name="T3"/></text:p>
      <text:p text:style-name="P4"><text:span text:style-name="T3">Message implementation: (create_cot.py and create_proto.py)</text:span></text:p>
      <text:p text:style-name="P4"><text:span text:style-name="T3"/></text:p>
      <text:p text:style-name="P4"><text:span text:style-name="T3">These are the cot and protocolbuffer message implementations used by pyTak. They should have the same interfaces for creating and inspecting messages, </text:span><text:span text:style-name="T5">namely in their add_detail, add_sub_detail, is_sa, fileshare, and mission_change methods.</text:span></text:p>
      <text:p text:style-name="P12"/>
      <text:p text:style-name="P14">create_proto.py is based around the protocol buffer, which has been compiled for python and placed in the protobuf_msg directory. If the protocol buffers are updated in the future, you should recompile them for python3 and place them here. The get_size_and_truncate, get_msg_size, and <text:span text:style-name="T11">get_size_bytes methods are used to deal with the fact that we are using a streaming protobuf protocol, so we need to specify the size of the message at the beginning of the message. This will help decode and re-encode this information when reading or writing a protobuf message.</text:span></text:p>
      <text:p text:style-name="P14"/>
      <text:p text:style-name="P13"><text:span text:style-name="T2">mission_api.py</text:span>:</text:p>
      <text:p text:style-name="P13"/>
      <text:p text:style-name="P15">This file implements the DataSync mission rest api client. It uses the session object from the python requests library. We use the p12_to_pem context manager to enable using https. The <text:soft-page-break/>MissionApiSession class is the core of this utility. It is what contains all the relevant calls for fetching/subscribing/creating/deleting/updating missions and files. One additional utility included here is the ability to upload a file of random data of arbitrary size. This allows us to test the enterprise sync functionality with different file sizes automatically.</text:p>
      <text:p text:style-name="P15"/>
      <text:p text:style-name="P15">There are two sublcasses of the MissionApiSession: MissionApiSetup and MissionApiPyTAKHelper. MissionApiSetup is what the test will use to populate missions and files on the server before creating missions. It will take the Mission config data and create those missions and upload those files to the server.</text:p>
      <text:p text:style-name="P15"/>
      <text:p text:style-name="P15">MissionApiPyTAKHelper is what is used by the test client processes. This will <text:span text:style-name="T12">parse the Mission config from the pyTak section of the config (information such as which missions to subscribe to, how often to download/upload data etc). Since the client may be responsive to mission changes, this utility uses a ZeroMQ read queue to get requests from the client to process. These will be requests to download data, subscribe to missions, or get mission changes. The ready_to_request method is used to tell the client process if it is time to make a mission api request. This could be because it has decided its time to upload a file, make a new request to get missions, or that it has received a request from the test client to do something. The main method here is the make_requests method. This gets called by the test client, and it is where the client will make requests to subscribe to missions, upload files, or download them. It will pull client requests off of its read queue to determine what the client wants it to do. Some requests, such as uploading or downloading files, are supposed to only happen some of the time, so it will use a random number generator to determine whether to perform the action at this time.</text:span></text:p>
      <text:p text:style-name="P15"/>
      <text:p text:style-name="P5">The test clients</text:p>
      <text:p text:style-name="P5"/>
      <text:p text:style-name="P5">pyTakStreamingCot<text:span text:style-name="T3">:</text:span></text:p>
      <text:p text:style-name="P5"><text:span text:style-name="T3"/></text:p>
      <text:p text:style-name="P5"><text:span text:style-name="T3">This is the client that uses streaming tcp with COT XML messages. As with all the clients, it uses the python3 async keyword to enable async operations. </text:span><text:span text:style-name="T6">The PyTAKStreamingCot class is wrapped in the PyTAKStreamingCotProcess class, which extends the python multiprocessing subprocess type. This process is what the tak_tester.py class will call and run. It will fork a new subprocess to run this client, thereby getting around the python Global Interpreter Lock.</text:span></text:p>
      <text:p text:style-name="P5"><text:span text:style-name="T6"/></text:p>
      <text:p text:style-name="P6"><text:span text:style-name="T3">The PyTAKStreamingCot (the client) will have an object of the the MissionApiTAKHelper (called data_sync_sess here), a write queue from ZeroMQ, and three subprocesses of its own that it will use to process reading messages. The whole process is started by calling connect_socket on the client. This will begin by trying to open a tcp connection with the server, using a ssl_context created using the p12_to_pem method in the constructor for this class. If creating the connection is successful, the reader and writer objects are returned, and they are then passed into a read_task and write_task future respectively. This future is what the python asyncio library will use to manage the async calls to reading and writing. The futures will run until an exception occurs.</text:span></text:p>
      <text:p text:style-name="P6"><text:span text:style-name="T3"/></text:p>
      <text:p text:style-name="P6"><text:span text:style-name="T3">The read future is the read_handler method. This method will take the reader created during connection and read until it gets the &lt;/event&gt; closing tag that indicates the end of a CoT XML message. It will then immediately put that message into the write end of its queue to be processed by the read subprocesses. These read su</text:span><text:span text:style-name="T7">bprocesses are necessary because otherwise the single process will not be able to read messages as fast as they are coming. The read subprocess is created in the connect_socket method, and calls the method read_thread_zmq. This will deserialize the message into the CotMessage object defined in create_cot.py, and will parse the message to determine if it contains a directive to do a </text:span><text:soft-page-break/><text:span text:style-name="T7">datasync request. If yes, it will use its write end of that ZeroMQ that the MissionApiPyTAKHelper has, and put in its directive.</text:span></text:p>
      <text:p text:style-name="P6"><text:span text:style-name="T7"/></text:p>
      <text:p text:style-name="P7"><text:span text:style-name="T3">The write future calls the write_handler method. This method starts by creating a thread for the data sync requests to happen in. This allows the client to continue sending messages over the socket even if there is a very slow REST Api request. Then, the handler will wait until it is time to either write a self sa message, or a mission cot track. The mission cot tracks are messages that are associated with one of the missions that the client is subscribed to. If the client is sending a mission message, it will add a random location to message, and a uid that includes the name of the client, the message, and how many such messages it has added.</text:span></text:p>
      <text:p text:style-name="P7"><text:span text:style-name="T3"/></text:p>
      <text:p text:style-name="P8"><text:span text:style-name="T3">The connect_socket will try to reconnect if the client encounters an exception. If an exception occurs, </text:span><text:span text:style-name="T8">it will be caught, and the client will try to clean up all of its queues and subprocesses before trying again. </text:span></text:p>
      <text:p text:style-name="P8"><text:span text:style-name="T8"/></text:p>
      <text:p text:style-name="P8"><text:span text:style-name="T8">Each client is passed a data dictionary from tak_tester.py. This is a thread safe dictionary that we use mainly to keep track of how many clients are running and how many of them are connected. When a connection is made, we set our connected value to true. If a disconnect or other exception occurs, we will set this to false. The main test will print out every second how many clients have been started, and how many of them are currently connected. We also keep track of how many writes all the clients have performed, and display how many in the last second occurred. We do not currently keep track of how many reads are performed because this data structure does lock when writing to it, and this would slow down the read process to an unacceptable degree.</text:span></text:p>
      <text:p text:style-name="P8"><text:span text:style-name="T8"/></text:p>
      <text:p text:style-name="P9">PyTakStreamingProto.py<text:span text:style-name="T3">:</text:span></text:p>
      <text:p text:style-name="P9"><text:span text:style-name="T3"/></text:p>
      <text:p text:style-name="P9"><text:span text:style-name="T3">This is nearly identical to the streaming cot client except that it uses the protocol buffer message type. There is one additional task that needs to be performed before the connection is complete when using protocol buffers, and that is the protocol negotiation. The first thing that this client will do after opening the tcp connection is do this protocol negotiation, in this case using the negotiate_protocol method. The protocol negotiation happens using CoT XML messages, and involves first waiting for a message from the server that will indicate that protocol buffers are available. After receiving this message, the client will request a change to using protobufs. Then, the client will wait for the confirmation </text:span><text:span text:style-name="T9">from the server that it received the request to change protocols. Then the client will proceed to do all the same things as the previously described client, but using the CotProtoMessage type instead. Since the client is receiving all the sa messages from other clients while doing this negotiation, sometimes the confirmation message gets missed. In this case, the client will also look for the magic byte (0xbf) that signals the beginning of a protobuf message, and consider this a confirmation that negotiation is complete.</text:span></text:p>
      <text:p text:style-name="P9"><text:span text:style-name="T9"/></text:p>
      <text:p text:style-name="P10"><text:span text:style-name="T3">The other difference between the cot and proto streaming clients is the read handler. Since we are using streaming protocol buffers, we need to read the size of the message from the header of the message to know how many bytes to read at a time. So instead of just looking for the end of the message as in the case with CoT, <text:s/>we read the max number of bytes off the socket, then chop it up into individual messages using the get_msg_size utility from create_proto.py. Each of these messages is then placed as a series of bytes into the ZeroMQ socket to be processed by the read subprocesses, where they will be deserialized and parsed. If a message spans two reads from the socket, we will know because the last get_msg_size will have been bigger than the remaining number of bytes, and we will simply append the remaining bytes to the partial message.</text:span></text:p>
      <text:p text:style-name="P10"><text:span text:style-name="T3"/></text:p>
      <text:p text:style-name="P10"><text:soft-page-break/>PyTakWebsocketProto.py<text:span text:style-name="T3">:</text:span></text:p>
      <text:p text:style-name="P10"><text:span text:style-name="T3"/></text:p>
      <text:p text:style-name="P10"><text:span text:style-name="T3">This is the last client type, and it connects to the server using websockets instead of TCP, and uses the protocol buffer as the message type. </text:span><text:span text:style-name="T10">This uses the Websocket python library (</text:span><text:a xlink:type="simple" xlink:href="https://websockets.readthedocs.io/en/stable/intro.html" text:style-name="Internet_20_link" text:visited-style-name="Visited_20_Internet_20_Link">https://websockets.readthedocs.io/en/stable/intro.html</text:a><text:span text:style-name="T10">). Since TAK Server only uses protocol buffers over websockets, there is no need to negotiate the protocol with the server. However, we do need to get a session cookie to establish this websocket connection in the first place. We achieve this by first making a simple DataSync call to the server using the MisssionApiPyTAKHelper and extracting the cookie from the response. We then use this cookie, along with the ssl_context, to establish the connection over websockets. Then, we create the same read_handler and write_handler futures as the other clients and proceed from there. A difference with the streaming proto client is that the websocket library ensures that each read gets the complete message, so all we need to do is make a read from the socket to get the message into the ZeroMQ read queue to the read subprocesses, and then strip the message size hea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13:07:51.867002941</meta:creation-date>
    <dc:date>2021-03-12T15:39:15.662647802</dc:date>
    <meta:editing-duration>PT11M13S</meta:editing-duration>
    <meta:editing-cycles>3</meta:editing-cycles>
    <meta:generator>LibreOffice/6.0.4.2$MacOSX_X86_64 LibreOffice_project/9b0d9b32d5dcda91d2f1a96dc04c645c450872bf</meta:generator>
    <meta:document-statistic meta:table-count="0" meta:image-count="0" meta:object-count="0" meta:page-count="4" meta:paragraph-count="29" meta:word-count="1929" meta:character-count="11679" meta:non-whitespace-character-count="9775"/>
  </office:meta>
</office:document-meta>
</file>